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fecf4"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cf4" fo:padding="0.0694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cf4" fo:padding="0.0694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cf4"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start" style:justify-single-word="false"/>
      <style:text-properties fo:font-weight="bold" style:font-weight-asian="bold"/>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WWNum6">
      <style:paragraph-properties fo:margin-left="0.5in" fo:margin-right="0in" fo:text-align="start" style:justify-single-word="false" fo:text-indent="-0.25in" style:auto-text-indent="false"/>
    </style:style>
    <style:style style:name="P7" style:family="paragraph" style:parent-style-name="Standard" style:list-style-name="WWNum7">
      <style:paragraph-properties fo:margin-left="0.5in" fo:margin-right="0in" fo:text-align="start" style:justify-single-word="false" fo:text-indent="-0.25in" style:auto-text-indent="false"/>
    </style:style>
    <style:style style:name="P8" style:family="paragraph" style:parent-style-name="Standard" style:list-style-name="WWNum4">
      <style:paragraph-properties fo:margin-left="0.5in" fo:margin-right="0in" fo:text-align="start" style:justify-single-word="false" fo:text-indent="-0.25in" style:auto-text-indent="false"/>
    </style:style>
    <style:style style:name="P9" style:family="paragraph" style:parent-style-name="Standard" style:list-style-name="WWNum5">
      <style:paragraph-properties fo:margin-left="0.5in" fo:margin-right="0in" fo:text-align="start" style:justify-single-word="false" fo:text-indent="-0.25in" style:auto-text-indent="false"/>
    </style:style>
    <style:style style:name="P10" style:family="paragraph" style:parent-style-name="Standard" style:list-style-name="WWNum8">
      <style:paragraph-properties fo:margin-left="0.5in" fo:margin-right="0in" fo:text-align="start" style:justify-single-word="false" fo:text-indent="-0.25in" style:auto-text-indent="false"/>
    </style:style>
    <style:style style:name="P11" style:family="paragraph" style:parent-style-name="Standard" style:list-style-name="WWNum2">
      <style:paragraph-properties fo:margin-left="0.5in" fo:margin-right="0in" fo:text-align="start" style:justify-single-word="false" fo:text-indent="-0.25in" style:auto-text-indent="false"/>
    </style:style>
    <style:style style:name="P12" style:family="paragraph" style:parent-style-name="Standard" style:list-style-name="WWNum1">
      <style:paragraph-properties fo:margin-left="0.5in" fo:margin-right="0in" fo:text-align="start" style:justify-single-word="false" fo:text-indent="-0.25in" style:auto-text-indent="false"/>
    </style:style>
    <style:style style:name="P13" style:family="paragraph" style:parent-style-name="Standard" style:list-style-name="WWNum3">
      <style:paragraph-properties fo:margin-left="0.5in" fo:margin-right="0in" fo:text-align="start" style:justify-single-word="false" fo:text-indent="-0.25in" style:auto-text-indent="false"/>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5in" fo:margin-right="0in" fo:text-align="start"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0"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size="10pt" fo:font-weight="bold" style:font-size-asian="10pt" style:font-weight-asian="bold" style:font-size-complex="10pt"/>
    </style:style>
    <style:style style:name="T4" style:family="text">
      <style:text-properties style:text-underline-style="none"/>
    </style:style>
    <style:style style:name="T5" style:family="text">
      <style:text-properties fo:color="#be4678" style:font-name="Consolas" fo:font-weight="bold" fo:background-color="#efecf4" loext:char-shading-value="0" style:font-name-asian="Consolas1" style:font-weight-asian="bold" style:font-name-complex="Consolas1"/>
    </style:style>
    <style:style style:name="T6" style:family="text">
      <style:text-properties fo:color="#be4678" style:font-name="Consolas" fo:background-color="#efecf4" loext:char-shading-value="0" style:font-name-asian="Consolas1" style:font-name-complex="Consolas1"/>
    </style:style>
    <style:style style:name="T7" style:family="text">
      <style:text-properties fo:color="#585260" style:font-name="Consolas" fo:font-weight="bold" fo:background-color="#efecf4" loext:char-shading-value="0" style:font-name-asian="Consolas1" style:font-weight-asian="bold" style:font-name-complex="Consolas1"/>
    </style:style>
    <style:style style:name="T8" style:family="text">
      <style:text-properties fo:color="#585260" style:font-name="Consolas" fo:background-color="#efecf4" loext:char-shading-value="0" style:font-name-asian="Consolas1" style:font-name-complex="Consolas1"/>
    </style:style>
    <style:style style:name="T9" style:family="text">
      <style:text-properties fo:color="#aa573c" style:font-name="Consolas" fo:font-weight="bold" fo:background-color="#efecf4" loext:char-shading-value="0" style:font-name-asian="Consolas1" style:font-weight-asian="bold" style:font-name-complex="Consolas1"/>
    </style:style>
    <style:style style:name="T10" style:family="text">
      <style:text-properties fo:color="#aa573c" style:font-name="Consolas" fo:background-color="#efecf4" loext:char-shading-value="0" style:font-name-asian="Consolas1"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Assignment 2</text:span></text:p>
      <text:p text:style-name="P2"/>
      <text:p text:style-name="P1"/>
      <text:p text:style-name="P4"><text:span text:style-name="T3">Q.1 What’s Box Model in CSS ?</text:span> </text:p>
      <text:list xml:id="list1760644750" text:style-name="WWNum6">
        <text:list-item>
          <text:p text:style-name="P6">The box model is a fundamental concept in CSS (Cascading Style Sheets) that defines how elements are displayed on a web page. It describes how an element's content, padding, border, and margin are structured within a rectangular box.</text:p>
        </text:list-item>
      </text:list>
      <text:p text:style-name="P5"/>
      <text:list xml:id="list3716072366" text:style-name="WWNum7">
        <text:list-item>
          <text:p text:style-name="P7">Imagine you have a box, and this box represents an HTML element like a paragraph, an image, or a div. The box model consists of four layers:</text:p>
        </text:list-item>
      </text:list>
      <text:p text:style-name="P5"/>
      <text:list xml:id="list3101612717" text:style-name="WWNum4">
        <text:list-item>
          <text:p text:style-name="P8">Content: This is the actual content of the element, such as text, images, or other elements nested inside it.</text:p>
        </text:list-item>
      </text:list>
      <text:p text:style-name="P5"/>
      <text:list xml:id="list104634950871091" text:continue-numbering="true" text:style-name="WWNum4">
        <text:list-item>
          <text:p text:style-name="P8">Padding: It is the space between the content and the border. You can think of it as a cushion or a buffer around the content.</text:p>
        </text:list-item>
      </text:list>
      <text:p text:style-name="P5"/>
      <text:list xml:id="list104634112920847" text:continue-numbering="true" text:style-name="WWNum4">
        <text:list-item>
          <text:p text:style-name="P8">Border: It is a line that surrounds the padding and content. It can have different styles, colors, and thicknesses to create visual separation.</text:p>
        </text:list-item>
      </text:list>
      <text:p text:style-name="P5"/>
      <text:list xml:id="list104634333541728" text:continue-numbering="true" text:style-name="WWNum4">
        <text:list-item>
          <text:p text:style-name="P8">Margin: It is the space between the border and other elements around it. It provides a gap or distance between elements.</text:p>
        </text:list-item>
      </text:list>
      <text:p text:style-name="P4"><text:span text:style-name="T2">Q.2 What are the Different Types of Selectors in CSS &amp; what are the advantages of them?</text:span></text:p>
      <text:list xml:id="list3056551161" text:style-name="WWNum5">
        <text:list-item>
          <text:p text:style-name="P9">CSS selectors are essential for styling elements on a webpage. Here's a brief explanation of the different types of selectors and their advantages:</text:p>
        </text:list-item>
      </text:list>
      <text:list xml:id="list292068088" text:style-name="WWNum8">
        <text:list-item>
          <text:p text:style-name="P10">Element selectors: They target elements by their tag names (e.g., "p" for paragraphs). Element selectors are simple to use and apply styles universally to all matching elements.</text:p>
        </text:list-item>
      </text:list>
      <text:p text:style-name="P5"/>
      <text:list xml:id="list104635884687747" text:continue-numbering="true" text:style-name="WWNum8">
        <text:list-item>
          <text:p text:style-name="P10">Class selectors: They target elements with a specific class attribute (e.g., ".highlight"). Class selectors allow you to group and style multiple elements that share the same class, providing flexibility and reusability.</text:p>
        </text:list-item>
      </text:list>
      <text:p text:style-name="P5"/>
      <text:list xml:id="list104634567217815" text:continue-numbering="true" text:style-name="WWNum8">
        <text:list-item>
          <text:p text:style-name="P10">ID selectors: They target elements with a unique ID attribute (e.g., "#logo"). ID selectors are highly specific and useful for styling individual elements distinctively.</text:p>
        </text:list-item>
      </text:list>
      <text:p text:style-name="P5"/>
      <text:list xml:id="list104635599944452" text:continue-numbering="true" text:style-name="WWNum8">
        <text:list-item>
          <text:p text:style-name="P10">Attribute selectors: They target elements based on their attribute values (e.g., "[type='submit']"). Attribute selectors offer versatility in selecting elements with specific attribute conditions.</text:p>
        </text:list-item>
      </text:list>
      <text:p text:style-name="P5"/>
      <text:p text:style-name="P5"><text:soft-page-break/>Pseudo-classes and Pseudo-elements: Pseudo-classes target elements based on their state or interaction (e.g., ":hover" for hover effect), while pseudo-elements add content before or after an element (e.g., "::before" or "::after"). They enhance styling options and enable dynamic effects.</text:p>
      <text:p text:style-name="P5"><text:span text:style-name="T2">Q.3 What is VW/VH ?</text:span></text:p>
      <text:p text:style-name="P3"/>
      <text:p text:style-name="P5">VW and VH are units of measurement used in CSS (Cascading Style Sheets) to define lengths relative to the viewport.</text:p>
      <text:p text:style-name="P5"/>
      <text:list xml:id="list3930283328" text:style-name="WWNum2">
        <text:list-item>
          <text:p text:style-name="P11">VW (Viewport Width): 1 VW is equal to 1% of the viewport's width. The viewport refers to the visible area of a web page within the browser window. For example, if the width of the viewport is 1000 pixels, then 1 VW would be equivalent to 10 pixels (1000 pixels * 1% = 10 pixels). VW is commonly used to create responsive designs that scale based on the width of the viewport.</text:p>
        </text:list-item>
      </text:list>
      <text:p text:style-name="P5"/>
      <text:list xml:id="list104634204108615" text:continue-numbering="true" text:style-name="WWNum2">
        <text:list-item>
          <text:p text:style-name="P11">VH (Viewport Height): 1 VH is equal to 1% of the viewport's height. Similar to VW, VH allows you to specify lengths relative to the height of the viewport. For instance, if the height of the viewport is 800 pixels, then 1 VH would correspond to 8 pixels (800 pixels * 1% = 8 pixels). VH is often utilized to create dynamic and flexible layouts that adjust based on the height of the viewport.</text:p>
        </text:list-item>
      </text:list>
      <text:p text:style-name="P14"/>
      <text:list xml:id="list104635427781467" text:continue-numbering="true" text:style-name="WWNum2">
        <text:list-item>
          <text:p text:style-name="P11">By using VW and VH units, you can create designs that adapt to different screen sizes and provide a consistent user experience across various devices. These units help in achieving responsiveness and scalability in web design.</text:p>
        </text:list-item>
      </text:list>
      <text:p text:style-name="P15"/>
      <text:p text:style-name="P5"><text:span text:style-name="T2">Q.4 Whats difference between Inline, Inline Block and block ?</text:span></text:p>
      <text:p text:style-name="P5">The differences between inline, inline-block, and block are related to how elements are displayed and how they interact with other elements on a webpage:</text:p>
      <text:p text:style-name="P5"/>
      <text:list xml:id="list4188068348" text:style-name="WWNum1">
        <text:list-item>
          <text:p text:style-name="P12">Inline: Inline elements are displayed within the flow of the text, occupying only the necessary space required by their content. They do not create line breaks before or after themselves. Examples of inline elements include &lt;span&gt;, &lt;a&gt;, and &lt;strong&gt;. Inline elements cannot have a fixed width or height and do not respect top/bottom margins or padding.</text:p>
        </text:list-item>
      </text:list>
      <text:p text:style-name="P5"/>
      <text:list xml:id="list104633949726855" text:continue-numbering="true" text:style-name="WWNum1">
        <text:list-item>
          <text:p text:style-name="P12">Inline-block: Inline-block elements are displayed inline, but they retain the ability to have a fixed width and height, as well as respect top/bottom margins and padding. This means they can have block-level properties while still being part of the inline flow. Inline-block elements, such as &lt;img&gt; or &lt;button&gt;, can be positioned horizontally alongside other inline or inline-block elements and can have space around them.</text:p>
        </text:list-item>
      </text:list>
      <text:p text:style-name="P5"/>
      <text:list xml:id="list104635195538317" text:continue-numbering="true" text:style-name="WWNum1">
        <text:list-item>
          <text:p text:style-name="P12">Block: Block elements are displayed as individual blocks that occupy the entire width of their parent container by default. They create line breaks before and after themselves, resulting in a vertical stack. Block elements, like &lt;div&gt;, &lt;p&gt;, or &lt;h1&gt;, can have fixed width and height, as well as top/bottom margins and padding. They are useful for creating distinct sections or divisions on a webpage.</text:p>
        </text:list-item>
      </text:list>
      <text:p text:style-name="P5"/>
      <text:p text:style-name="P5"/>
      <text:p text:style-name="P5"><text:span text:style-name="T2">Q.5 How is Border-box different from Content Box?</text:span></text:p>
      <text:p text:style-name="P3"/>
      <text:p text:style-name="P5">In simple terms, box-sizing determines how the total size of an element is calculated in CSS.</text:p>
      <text:p text:style-name="P5"/>
      <text:p text:style-name="P5">Content-box (default): With box-sizing: content-box, the width and height of an element only include its content. Any padding or border added to the element increases its total size, making it larger than the specified width and height. It's like putting something inside a box and then adding extra padding and a border around it.</text:p>
      <text:p text:style-name="P5"><text:soft-page-break/></text:p>
      <text:p text:style-name="P5">Border-box: With box-sizing: border-box, the width and height of an element include its content, padding, and border. This means that the specified width and height include everything within the element, so the content adjusts to fit within that space. It's like putting something inside a box with padding and a border, and the overall size of the box remains the same.</text:p>
      <text:p text:style-name="P5"/>
      <text:p text:style-name="P5">The main difference is that border-box simplifies sizing calculations because you don't have to account separately for padding and border. It ensures that the specified dimensions include everything, making it easier to achieve desired layouts. Content-box, on the other hand, requires additional adjustments to accommodate the extra space taken up by padding and border.</text:p>
      <text:p text:style-name="P5"/>
      <text:p text:style-name="P5"><text:span text:style-name="T2">Q.6 What’s z-index and How does it Function ?</text:span></text:p>
      <text:p text:style-name="P3"/>
      <text:p text:style-name="P5">In CSS, the z-index property determines the stacking order of elements on a webpage. It controls how elements are layered in the z-axis, which is the axis that extends from the screen towards the viewer.</text:p>
      <text:p text:style-name="P5"/>
      <text:p text:style-name="P5">The z-index value represents a numerical index that determines the priority of an element in relation to other elements. Elements with a higher z-index value will be placed in front of elements with lower values. If two elements have the same z-index, the one that comes later in the HTML structure will be placed on top.</text:p>
      <text:p text:style-name="P5"/>
      <text:p text:style-name="P5">By default, elements have a z-index value of auto, which means their stacking order is determined by their position in the HTML structure.</text:p>
      <text:p text:style-name="P5"/>
      <text:p text:style-name="P5">To use z-index, you assign a numeric value to the z-index property of an element in CSS. Higher values bring elements closer to the viewer, while lower values push them further back.</text:p>
      <text:p text:style-name="P5"/>
      <text:p text:style-name="P5">The z-index property is effective when applied to elements with a position value of "relative", "absolute", or "fixed". It does not have any effect on elements with a position value of "static".</text:p>
      <text:p text:style-name="P5"/>
      <text:p text:style-name="P5">By adjusting the z-index values of elements, you can control their overlapping order and create layered effects, such as elements appearing on top of others or elements being positioned behind certain elements.</text:p>
      <text:p text:style-name="P3"/>
      <text:p text:style-name="P5"><text:span text:style-name="T2">Q.7 What’s Grid &amp; Flex and difference between them?</text:span></text:p>
      <text:p text:style-name="P3"/>
      <text:p text:style-name="P5">Grid and Flex are two layout systems in CSS that provide different approaches to creating responsive and flexible designs:</text:p>
      <text:p text:style-name="P5"/>
      <text:p text:style-name="P5">Grid: CSS Grid Layout is a two-dimensional layout system that allows you to create complex grid structures. It enables you to define rows and columns, and then position elements within those grid cells. Grid provides precise control over the placement of elements in both horizontal and vertical directions. You can create responsive layouts by adjusting the size and positioning of grid items based on the available space. Grid is well-suited for building complex, multi-dimensional layouts, such as web page sections or card-based designs.</text:p>
      <text:p text:style-name="P5"/>
      <text:p text:style-name="P5">Flexbox: CSS Flexbox (Flexible Box Layout) is a one-dimensional layout system that focuses on distributing and aligning elements along a single axis, either horizontally or vertically. Flexbox allows you to arrange elements within a container, adjusting their width, height, and spacing to create flexible and responsive layouts. It simplifies the process of aligning items, controlling their order, and handling the distribution of remaining space. Flexbox is particularly useful for creating dynamic layouts with equal-height columns, centering elements, or building navigation bars.</text:p>
      <text:p text:style-name="P5"><text:soft-page-break/></text:p>
      <text:p text:style-name="P5"><text:span text:style-name="T2">Q.8 Difference between absolute and relative and sticky and fixed position explain with example</text:span>.</text:p>
      <text:p text:style-name="P5"/>
      <text:p text:style-name="P5">The positioning properties in CSS, such as absolute, relative, sticky, and fixed, determine how elements are positioned within a webpage. Here's a breakdown of the differences:</text:p>
      <text:p text:style-name="P5"/>
      <text:list xml:id="list3968660003" text:style-name="WWNum3">
        <text:list-item>
          <text:p text:style-name="P13">Absolute position: With absolute positioning, an element is positioned relative to its nearest positioned ancestor. If no positioned ancestor exists, the element is positioned relative to the document body. Absolute positioning takes the element out of the normal document flow, allowing you to precisely position it using top, bottom, left, and right properties. Other elements will ignore the space occupied by the absolutely positioned element. Example:</text:p>
        </text:list-item>
      </text:list>
      <text:p text:style-name="P5"/>
      <table:table table:name="Table1" table:style-name="Table1">
        <table:table-column table:style-name="Table1.A"/>
        <table:table-row table:style-name="Table1.1">
          <table:table-cell table:style-name="Table1.A1" office:value-type="string">
            <text:p text:style-name="P18"><text:span text:style-name="T5">.parent</text:span><text:span text:style-name="T7"> {<text:line-break/> <text:s/></text:span><text:span text:style-name="T5">position</text:span><text:span text:style-name="T7">: relative;<text:line-break/>}<text:line-break/><text:line-break/></text:span><text:span text:style-name="T5">.absolute-element</text:span><text:span text:style-name="T7"> {<text:line-break/> <text:s/></text:span><text:span text:style-name="T5">position</text:span><text:span text:style-name="T7">: absolute;<text:line-break/> <text:s/></text:span><text:span text:style-name="T5">top</text:span><text:span text:style-name="T7">: </text:span><text:span text:style-name="T9">50px</text:span><text:span text:style-name="T7">;<text:line-break/> <text:s/></text:span><text:span text:style-name="T5">left</text:span><text:span text:style-name="T7">: </text:span><text:span text:style-name="T9">20px</text:span><text:span text:style-name="T7">;<text:line-break/>}</text:span></text:p>
          </table:table-cell>
        </table:table-row>
      </table:table>
      <text:p text:style-name="P17"/>
      <text:p text:style-name="P17"/>
      <text:p text:style-name="P17"/>
      <text:list xml:id="list104634362972190" text:continue-numbering="true" text:style-name="WWNum3">
        <text:list-item>
          <text:p text:style-name="P19">Relative position: Relative positioning allows you to position an element relative to its normal position within the document flow. It doesn't remove the element from the normal flow, but you can adjust its position using top, bottom, left, and right properties. Relative positioning retains the element's space in the layout, so other elements still respect its position. Example:</text:p>
        </text:list-item>
      </text:list>
      <table:table table:name="Table2" table:style-name="Table2">
        <table:table-column table:style-name="Table2.A"/>
        <table:table-row table:style-name="Table2.1">
          <table:table-cell table:style-name="Table2.A1" office:value-type="string">
            <text:p text:style-name="P18"><text:span text:style-name="T6">.relative-element</text:span><text:span text:style-name="T8"> {<text:line-break/> <text:s/></text:span><text:span text:style-name="T6">position</text:span><text:span text:style-name="T8">: relative;<text:line-break/> <text:s/></text:span><text:span text:style-name="T6">top</text:span><text:span text:style-name="T8">: </text:span><text:span text:style-name="T10">20px</text:span><text:span text:style-name="T8">;<text:line-break/> <text:s/></text:span><text:span text:style-name="T6">left</text:span><text:span text:style-name="T8">: </text:span><text:span text:style-name="T10">10px</text:span><text:span text:style-name="T8">;<text:line-break/>}</text:span></text:p>
          </table:table-cell>
        </table:table-row>
      </table:table>
      <text:list xml:id="list104635766454416" text:continue-numbering="true" text:style-name="WWNum3">
        <text:list-item>
          <text:p text:style-name="P19">Sticky position: Sticky positioning is a hybrid of relative and fixed positioning. It acts like relative positioning until the element reaches a specific scroll position. At that point, it "sticks" to the viewport and remains fixed in that position. Sticky positioning is commonly used for navigation menus that stay visible as the user scrolls. Example:</text:p>
        </text:list-item>
      </text:list>
      <table:table table:name="Table3" table:style-name="Table3">
        <table:table-column table:style-name="Table3.A"/>
        <table:table-row table:style-name="Table3.1">
          <table:table-cell table:style-name="Table3.A1" office:value-type="string">
            <text:p text:style-name="P18"><text:span text:style-name="T6">.sticky-element</text:span><text:span text:style-name="T8"> {<text:line-break/> <text:s/></text:span><text:span text:style-name="T6">position</text:span><text:span text:style-name="T8">: sticky;<text:line-break/> <text:s/></text:span><text:span text:style-name="T6">top</text:span><text:span text:style-name="T8">: </text:span><text:span text:style-name="T10">0</text:span><text:span text:style-name="T8">;<text:line-break/>}</text:span></text:p>
          </table:table-cell>
        </table:table-row>
      </table:table>
      <text:list xml:id="list104635614632263" text:continue-numbering="true" text:style-name="WWNum3">
        <text:list-item>
          <text:p text:style-name="P19">Fixed position: Fixed positioning positions an element relative to the viewport, regardless of scrolling. The element remains fixed in the same position even when the user scrolls the page. Fixed elements do not affect the layout of other elements and are commonly used for elements like headers or sidebars that need to stay in a specific position. Example:</text:p>
        </text:list-item>
      </text:list>
      <table:table table:name="Table4" table:style-name="Table4">
        <table:table-column table:style-name="Table4.A"/>
        <table:table-row table:style-name="Table4.1">
          <table:table-cell table:style-name="Table4.A1" office:value-type="string">
            <text:p text:style-name="P18"><text:span text:style-name="T6">.fixed-element</text:span><text:span text:style-name="T8"> {<text:line-break/> <text:s/></text:span><text:span text:style-name="T6">position</text:span><text:span text:style-name="T8">: fixed;<text:line-break/> <text:s/></text:span><text:span text:style-name="T6">top</text:span><text:span text:style-name="T8">: </text:span><text:span text:style-name="T10">20px</text:span><text:span text:style-name="T8">;<text:line-break/> <text:s/></text:span><text:span text:style-name="T6">right</text:span><text:span text:style-name="T8">: </text:span><text:span text:style-name="T10">30px</text:span><text:span text:style-name="T8">;<text:line-break/>}</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4" meta:paragraph-count="51" meta:word-count="1711" meta:character-count="10665" meta:non-whitespace-character-count="9000"/>
    <meta:generator>LibreOfficeDev/6.0.5.2$Linux_X86_64 LibreOffice_project/</meta:generator>
  </office:meta>
</office:document-meta>
</file>